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table:style-name="ce1" office:value-type="date" office:date-value="2015-03-10" calcext:value-type="date">
            <text:p>10.03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date" office:date-value="2015-03-17" calcext:value-type="date">
            <text:p>17.03.1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SUM([.B2:.B22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 style:data-style-name="N2" text:time-value="13:35:09.9653416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13:31.047370940</meta:creation-date>
    <dc:date>2015-03-17T13:36:06.743138074</dc:date>
    <meta:editing-duration>PT38S</meta:editing-duration>
    <meta:editing-cycles>4</meta:editing-cycles>
    <meta:generator>LibreOffice/4.2.7.2$Linux_X86_64 LibreOffice_project/420m0$Build-2</meta:generator>
    <meta:document-statistic meta:table-count="1" meta:cell-count="7" meta:object-count="0"/>
  </office:meta>
</office:document-meta>
</file>